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text-properties style:font-name="Consolas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/>
      <style:text-properties style:font-name="Consolas"/>
    </style:style>
    <style:style style:name="P9" style:family="paragraph" style:parent-style-name="Text_20_body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ext_20_body" style:list-style-name="L2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8"/>
      <text:p text:style-name="P7"><text:title>Requiments Stament</text:title></text:p>
      <text:p text:style-name="P7"><text:initial-creator>Juan Pablo Ospino Solano</text:initial-creator></text:p>
      <text:p text:style-name="P7"><text:variable-set text:name="Version" office:value-type="string">Versión 1.0</text:variable-set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Requisitos del programa.</text:p>
      <text:list xml:id="list4554771173681225978" text:style-name="L2">
        <text:list-item>
          <text:p text:style-name="P10">Se requiere un programa que a partir del intervalo, número de grados de libertad (dof) cacule la integral de la función de la distribución T.</text:p>
        </text:list-item>
        <text:list-item>
          <text:p text:style-name="P10">el programa debe retornar el valor del área de la curva bajo ella; a partir de las variables:</text:p>
          <text:p text:style-name="P10">1. Número de segmentos</text:p>
          <text:p text:style-name="P10">2. Error</text:p>
          <text:p text:style-name="P10">3. Intervalo</text:p>
          <text:p text:style-name="P10">4. Grados de libertad</text:p>
        </text:list-item>
        <text:list-item>
          <text:p text:style-name="P10">el programa debe ser capaz de iterar para calcular la mejor aproximación al valor de la función a partir de aumentar el número de intervalo de 5 unidades.</text:p>
        </text:list-item>
        <text:list-item>
          <text:p text:style-name="P10">Como método para el cálculo de la integral se deben utilizar la integración numerica con la regla Simpson.</text:p>
        </text:list-item>
        <text:list-item>
          <text:p text:style-name="P10">Debe ejecutarse en heroku como un servicio R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1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Requiments Stament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4-02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Requiments Stament</text:title> - <text:initial-creator>Juan Pablo Ospino Solano</text:initial-creator> <text:s text:c="38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4-02T18:51:25.20</dc:date>
    <dc:creator>Juan Pablo Ospino Solano</dc:creator>
    <meta:editing-duration>P1DT1H28M2S</meta:editing-duration>
    <meta:editing-cycles>35</meta:editing-cycles>
    <meta:generator>OpenOffice/4.1.2$Win32 OpenOffice.org_project/412m3$Build-9782</meta:generator>
    <dc:title>Requiments Stament</dc:title>
    <meta:document-statistic meta:table-count="1" meta:image-count="1" meta:object-count="0" meta:page-count="2" meta:paragraph-count="21" meta:word-count="151" meta:character-count="987"/>
  </office:meta>
</office:document-meta>
</file>